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9a9c"/>
    </style:style>
    <style:style style:name="P2" style:family="paragraph" style:parent-style-name="Standard">
      <style:paragraph-properties fo:text-align="center" style:justify-single-word="false"/>
      <style:text-properties officeooo:rsid="0010f6e9" officeooo:paragraph-rsid="0010f6e9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0f6e9" officeooo:paragraph-rsid="0010f6e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a6099" fo:font-size="12pt" style:text-underline-style="solid" style:text-underline-width="auto" style:text-underline-color="font-color" fo:font-weight="bold" officeooo:rsid="0010f6e9" officeooo:paragraph-rsid="0010f6e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fo:font-weight="bold" officeooo:rsid="0014c53c" officeooo:paragraph-rsid="0014c53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10f6e9" officeooo:paragraph-rsid="0010f6e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129a9c" officeooo:paragraph-rsid="00129a9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14c53c" officeooo:paragraph-rsid="0014c5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148952" officeooo:paragraph-rsid="0014895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2pt" style:text-underline-style="none" fo:font-weight="normal" officeooo:rsid="0010f6e9" officeooo:paragraph-rsid="0010f6e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2pt" style:text-underline-style="none" fo:font-weight="normal" officeooo:rsid="00153f6d" officeooo:paragraph-rsid="00153f6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rsid="00129a9c" officeooo:paragraph-rsid="00129a9c"/>
    </style:style>
    <style:style style:name="P13" style:family="paragraph" style:parent-style-name="Standard">
      <style:paragraph-properties fo:text-align="center" style:justify-single-word="false"/>
      <style:text-properties officeooo:rsid="00148952" officeooo:paragraph-rsid="00148952"/>
    </style:style>
    <style:style style:name="P14" style:family="paragraph" style:parent-style-name="Standard">
      <style:paragraph-properties fo:text-align="center" style:justify-single-word="false"/>
      <style:text-properties officeooo:rsid="0014c53c" officeooo:paragraph-rsid="0014c53c"/>
    </style:style>
    <style:style style:name="P15" style:family="paragraph" style:parent-style-name="Standard">
      <style:paragraph-properties fo:text-align="center" style:justify-single-word="false"/>
      <style:text-properties fo:color="#ff0000" fo:font-weight="bold" officeooo:rsid="0014c53c" officeooo:paragraph-rsid="0014c53c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0000" fo:font-weight="bold" officeooo:rsid="00148952" officeooo:paragraph-rsid="00148952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29a9c"/>
    </style:style>
    <style:style style:name="T3" style:family="text">
      <style:text-properties officeooo:rsid="00148952"/>
    </style:style>
    <style:style style:name="T4" style:family="text">
      <style:text-properties fo:color="#2a6099" style:text-underline-style="solid" style:text-underline-width="auto" style:text-underline-color="font-color" fo:font-weight="bold" officeooo:rsid="00129a9c" style:font-weight-asian="bold" style:font-weight-complex="bold"/>
    </style:style>
    <style:style style:name="T5" style:family="text">
      <style:text-properties fo:color="#2a6099" style:text-underline-style="solid" style:text-underline-width="auto" style:text-underline-color="font-color" fo:font-weight="bold" officeooo:rsid="0014895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re Foire Aux Questions</text:p>
      <text:p text:style-name="P3"/>
      <text:p text:style-name="P4">Que dois-je faire pour essayer votre programme ?</text:p>
      <text:p text:style-name="P4"/>
      <text:p text:style-name="P10">Il vous suffit de nous contacter et de nous demander d’essayer notre programme et de préciser la formule souhaitée ainsi que le nombres de paniers que vous désirez.</text:p>
      <text:p text:style-name="P10"/>
      <text:p text:style-name="P4">Je souhaite adhérer au programme, que dois-je faire ?</text:p>
      <text:p text:style-name="P10"/>
      <text:p text:style-name="P10">Pour adhérer à notre abonnement il vous suffit de nous envoyer par mail la fiche d’adhésion remplie qui se trouve <text:span text:style-name="T1">ICI</text:span>, ou vous pouvez l’imprimer chez vous et nous la remettre suite à votre période d’essai.</text:p>
      <text:p text:style-name="P11">Vous pouvez aussi nous envoyer un courrier à l’adresse suivante : 29 avenue des marsouins, porte 8 – <text:s/>83420 La Croix Valmer</text:p>
      <text:p text:style-name="P2"/>
      <text:p text:style-name="P6">Est-ce que je dois payer la livraison ?</text:p>
      <text:p text:style-name="P2"/>
      <text:p text:style-name="P2">Non, nos services sont franco de port, nous n’avez rien à débourser.</text:p>
      <text:p text:style-name="P2">Cependant un pourboire sera toujours bienvenu.</text:p>
      <text:p text:style-name="P2"/>
      <text:p text:style-name="P6">Que contient vos paniers concrètement ?</text:p>
      <text:p text:style-name="P2"/>
      <text:p text:style-name="P2">Nos paniers sont constitués de 7 variétés (5 légumes &amp; 2 fruits) <text:span text:style-name="T2">e</text:span>t sont différents chaque semaines !</text:p>
      <text:p text:style-name="P2">Ainsi vous pouvez retrouver par exemple 5 pommes, 3 poireau, 10 carottes etc.….</text:p>
      <text:p text:style-name="P12">La contenance de vos paniers dépendra essentiellement de la formule que vous avez sélectionné.</text:p>
      <text:p text:style-name="P12"/>
      <text:p text:style-name="P7">Quelles sont vos différents types d’adhésion ?</text:p>
      <text:p text:style-name="P12"/>
      <text:p text:style-name="P1"><text:span text:style-name="T2">Vous pou</text:span><text:span text:style-name="T3">v</text:span><text:span text:style-name="T2">ez adhérer simplement, et recevoir toutes les semaines votre panier jusqu’à rupture du contrat </text:span><text:span text:style-name="T3">par un des deux parties.</text:span></text:p>
      <text:p text:style-name="P1"/>
      <text:p text:style-name="P12">Vous avez la possibilité de vous abonner au mois, ce qui vous engage à payer au début de chaque mois tout en bénéficiant de – 10 % sur toutes vos commandes.</text:p>
      <text:p text:style-name="P12"/>
      <text:p text:style-name="P12">Ou bien vous engager au Trimestre pour bénéficier de – 15 %</text:p>
      <text:p text:style-name="P12"/>
      <text:p text:style-name="P1"><text:span text:style-name="T4">Je souhaite </text:span><text:span text:style-name="T5">suspendre temporairement le temps</text:span><text:span text:style-name="T4"> des vacances / congés ou </text:span><text:span text:style-name="T5">pour x raison</text:span><text:span text:style-name="T4"> mon abonnement comment faire ?</text:span></text:p>
      <text:p text:style-name="P12"/>
      <text:p text:style-name="P1"><text:span text:style-name="T2">Vous prenez contacte avec notre réceptionniste, nous enregistrons votre période d’absence ensemble, </text:span><text:span text:style-name="T3">durant cette dite période nous ne livrons pas vos paniers et vous n’aurez donc pas besoin de payer.</text:span></text:p>
      <text:p text:style-name="P13">Si vous êtes abonnés : Nous vous ferons une remise équivalente aux nombres de semaines d’absences, cependant vous serez considérés comme « simple adhérent » et ne bénéficierez donc pas de notre avantage de réduction durant le mois suivant votre absence.</text:p>
      <text:p text:style-name="P13"/>
      <text:p text:style-name="P9">Puis-je obtenir les certificats de conformité découlant de l’agriculture biologique ?</text:p>
      <text:p text:style-name="P13"/>
      <text:p text:style-name="P13">Bien sur, il vous suffit d’en faire la demande par mail et vous les recevrez sous 48H en réponse à votre demande.</text:p>
      <text:p text:style-name="P13"/>
      <text:p text:style-name="P9"><text:soft-page-break/>Puis-je prendre que des produits annexes ?</text:p>
      <text:p text:style-name="P14"/>
      <text:p text:style-name="P14">Oui c’est possible, prévenez-nous la vieille de notre commande.</text:p>
      <text:p text:style-name="P8"/>
      <text:p text:style-name="P8">Quelles sont les différentes façons de payer mon panier ?</text:p>
      <text:p text:style-name="P14"/>
      <text:p text:style-name="P14">Vous pouvez nous payer par Carte Bleue ou en Liquide lors de la livraison, ou bien nous payer via notre site internet par Carte Bancaire.</text:p>
      <text:p text:style-name="P14"/>
      <text:p text:style-name="P14">Veuillez noter que si vous êtes abonnés vous serez automatiquement débités tout les mois d’un montant équivalent à la formule que vous avez sélectionnés.</text:p>
      <text:p text:style-name="P5"/>
      <text:p text:style-name="P8">J’ai souscris un abonnement pour 1 paniers mais cette fois-ci je voudrai en commander plusieurs, est-ce possible ?</text:p>
      <text:p text:style-name="P14"/>
      <text:p text:style-name="P14">Oui, il vous suffit de nous contacter la vieille de notre passation de commande, cependant ce surplus ne sera pas soumis à réduction, vous devrez donc les payer au prix de base.</text:p>
      <text:p text:style-name="P14"/>
      <text:p text:style-name="P8">Je ne peux pas transporteur du lourd, est-il possible de m’aider ?</text:p>
      <text:p text:style-name="P14"/>
      <text:p text:style-name="P14">En raison de la crise sanitaire nous pouvons nous permettre de déposer votre commande à une hauteur raisonnable, mais ce sera à vous de les ranger de votre réfrigérateur/étagère/placard...</text:p>
      <text:p text:style-name="P13"/>
      <text:p text:style-name="P15">Pour toutes autres questions vous pouvez nous contacter au 06 52 16 93 07 tout au long de la semaine.</text:p>
      <text:p text:style-name="P15">Veuillez noter que nous sommes indisponible nous nous permettons de reconduire votre appel ultérieurement dans la journée.</text:p>
      <text:p text:style-name="P16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7T17:29:36.714000000</meta:creation-date>
    <dc:date>2021-02-27T18:18:20.859000000</dc:date>
    <meta:editing-duration>PT2M20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33" meta:word-count="577" meta:character-count="3458" meta:non-whitespace-character-count="2910"/>
  </office:meta>
</office:document-meta>
</file>